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e3e3e3"/>
    </style:style>
    <style:style style:name="P2"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3" style:family="paragraph" style:parent-style-name="Text_20_body" style:list-style-name="L1">
      <style:paragraph-properties fo:margin-left="0cm" fo:margin-right="0cm" fo:text-indent="0cm" style:auto-text-indent="false" fo:padding="0.049cm" fo:border="0.06pt solid #e3e3e3"/>
    </style:style>
    <style:style style:name="P4" style:family="paragraph" style:parent-style-name="Text_20_body" style:list-style-name="L2">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loext:padding="0cm" loext:border="none"/>
    </style:style>
    <style:style style:name="T3" style:family="text">
      <style:text-properties loext:padding="0.049cm" loext:border="0.06pt solid #00000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Résumé de la Régression Lasso :</text:span></text:span></text:p>
      <text:list text:style-name="L1">
        <text:list-item>
          <text:p text:style-name="P3"><text:span text:style-name="Strong_20_Emphasis"><text:span text:style-name="T1">Objectif</text:span></text:span> : Utiliser la régression Lasso pour prédire la présence de malwares (Y = 1) à partir de données binaires.</text:p>
        </text:list-item>
        <text:list-item>
          <text:p text:style-name="P3"><text:span text:style-name="Strong_20_Emphasis"><text:span text:style-name="T1">Données</text:span></text:span> :</text:p>
          <text:list>
            <text:list-item>
              <text:p text:style-name="P2">Vous avez travaillé avec un ensemble de données contenant 241 variables prédictives (Xi) binaires et une variable de réponse (Y) également binaire.</text:p>
            </text:list-item>
            <text:list-item>
              <text:p text:style-name="P2">Vous avez transformé la variable de réponse en un format binaire avec des 0 pour "goodware" et des 1 pour autre chose.</text:p>
            </text:list-item>
          </text:list>
        </text:list-item>
        <text:list-item>
          <text:p text:style-name="P3"><text:span text:style-name="Strong_20_Emphasis"><text:span text:style-name="T1">Prétraitement des données</text:span></text:span> :</text:p>
          <text:list>
            <text:list-item>
              <text:p text:style-name="P2">Les données manquantes ont été omises (<text:span text:style-name="Source_20_Text"><text:span text:style-name="T1">na.omit</text:span></text:span>).</text:p>
            </text:list-item>
            <text:list-item>
              <text:p text:style-name="P2">Un seed aléatoire a été fixé (<text:span text:style-name="Source_20_Text"><text:span text:style-name="T1">set.seed(2024)</text:span></text:span>) pour la reproductibilité.</text:p>
            </text:list-item>
          </text:list>
        </text:list-item>
        <text:list-item>
          <text:p text:style-name="P3"><text:span text:style-name="Strong_20_Emphasis"><text:span text:style-name="T1">Division des données</text:span></text:span> :</text:p>
          <text:list>
            <text:list-item>
              <text:p text:style-name="P2">Les données ont été divisées en un ensemble d'entraînement et de test à l'aide d'une fonction personnalisée <text:span text:style-name="Source_20_Text"><text:span text:style-name="T1">train_test_split</text:span></text:span> que vous avez incluse dans le fichier "Fonctions.R".</text:p>
            </text:list-item>
          </text:list>
        </text:list-item>
        <text:list-item>
          <text:p text:style-name="P3"><text:span text:style-name="Strong_20_Emphasis"><text:span text:style-name="T1">Modélisation</text:span></text:span> :</text:p>
          <text:list>
            <text:list-item>
              <text:p text:style-name="P2">La régression Lasso a été implémentée à l'aide du package <text:span text:style-name="Source_20_Text"><text:span text:style-name="T1">glmnet</text:span></text:span> en R.</text:p>
            </text:list-item>
            <text:list-item>
              <text:p text:style-name="P2">La validation croisée k-fold (k=5) a été effectuée pour choisir le paramètre de régularisation optimal <text:span text:style-name="T2">�</text:span><text:span text:style-name="T3">λ</text:span>.</text:p>
            </text:list-item>
            <text:list-item>
              <text:p text:style-name="P2">Le meilleur <text:span text:style-name="T2">�</text:span><text:span text:style-name="T3">λ</text:span> a été déterminé automatiquement par <text:span text:style-name="Source_20_Text"><text:span text:style-name="T1">cv.glmnet</text:span></text:span>.</text:p>
            </text:list-item>
          </text:list>
        </text:list-item>
        <text:list-item>
          <text:p text:style-name="P3"><text:span text:style-name="Strong_20_Emphasis"><text:span text:style-name="T1">Évaluation du modèle</text:span></text:span> :</text:p>
          <text:list>
            <text:list-item>
              <text:p text:style-name="P2">Vous avez généré des prédictions sur l'ensemble de test, et ces prédictions étaient des probabilités.</text:p>
            </text:list-item>
            <text:list-item>
              <text:p text:style-name="P2">Les probabilités ont été seuillées à 0.5 pour obtenir des prédictions de classe.</text:p>
            </text:list-item>
            <text:list-item>
              <text:p text:style-name="P2">La précision du modèle a été évaluée à l'aide de fonctions personnalisées <text:span text:style-name="Source_20_Text"><text:span text:style-name="T1">Prec</text:span></text:span> et <text:span text:style-name="Source_20_Text"><text:span text:style-name="T1">Prec2</text:span></text:span> pour comparer les prédictions aux vraies valeurs de Y dans l'ensemble de test.</text:p>
            </text:list-item>
          </text:list>
        </text:list-item>
        <text:list-item>
          <text:p text:style-name="P3"><text:span text:style-name="Strong_20_Emphasis"><text:span text:style-name="T1">Visualisation</text:span></text:span> :</text:p>
          <text:list>
            <text:list-item>
              <text:p text:style-name="P2">Un plot de <text:span text:style-name="Source_20_Text"><text:span text:style-name="T1">cv.glmnet</text:span></text:span> a été généré pour visualiser la performance du modèle sur la validation croisée en fonction de différents <text:span text:style-name="T2">�</text:span><text:span text:style-name="T3">λ</text:span>.</text:p>
            </text:list-item>
          </text:list>
        </text:list-item>
        <text:list-item>
          <text:p text:style-name="P3"><text:span text:style-name="Strong_20_Emphasis"><text:span text:style-name="T1">Hyperparamètres</text:span></text:span> :</text:p>
          <text:list>
            <text:list-item>
              <text:p text:style-name="P3">Le choix de l'hyperparamètre <text:span text:style-name="T2">�</text:span><text:span text:style-name="T3">λ</text:span> a été le principal sujet de discussion, en soulignant son rôle dans la régularisation et la sélection des caractéristiques.</text:p>
            </text:list-item>
          </text:list>
        </text:list-item>
      </text:list>
      <text:p text:style-name="P1"><text:soft-page-break/>un résumé des points clés de notre discussion concernant la forêt aléatoire, que vous pourrez utiliser comme base pour votre rapport ou toute discussion future :</text:p>
      <text:list text:style-name="L2">
        <text:list-item>
          <text:p text:style-name="P4"><text:span text:style-name="Strong_20_Emphasis"><text:span text:style-name="T1">Préparation des Données</text:span></text:span> : Vous avez commencé par préparer vos données, qui comprenaient une transformation des étiquettes de votre variable cible (<text:span text:style-name="Source_20_Text"><text:span text:style-name="T1">Label</text:span></text:span>) en valeurs binaires (0 et 1) pour représenter <text:span text:style-name="Source_20_Text"><text:span text:style-name="T1">goodware</text:span></text:span> et <text:span text:style-name="Source_20_Text"><text:span text:style-name="T1">malware</text:span></text:span>. Vous avez utilisé un dataset spécifique (<text:span text:style-name="Source_20_Text"><text:span text:style-name="T1">TUANDROMD.csv</text:span></text:span>) et avez veillé à éliminer les valeurs manquantes.</text:p>
        </text:list-item>
        <text:list-item>
          <text:p text:style-name="P4"><text:span text:style-name="Strong_20_Emphasis"><text:span text:style-name="T1">Séparation des Données</text:span></text:span> : Pour assurer une distribution équilibrée des classes dans vos ensembles d'entraînement et de test, vous avez envisagé de séparer vos données en fonction des étiquettes avant de faire un split. Cela visait à maintenir une proportion représentative de chaque classe dans les deux ensembles.</text:p>
        </text:list-item>
        <text:list-item>
          <text:p text:style-name="P4"><text:span text:style-name="Strong_20_Emphasis"><text:span text:style-name="T1">Forêt Aléatoire</text:span></text:span> : Vous avez choisi d'utiliser une forêt aléatoire comme l'un des modèles pour votre projet. Le modèle a été entraîné avec l'ensemble d'entraînement et vous avez exploré différents hyperparamètres, y compris le nombre d'arbres (<text:span text:style-name="Source_20_Text"><text:span text:style-name="T1">ntree</text:span></text:span>) et le nombre de variables à considérer pour chaque split (<text:span text:style-name="Source_20_Text"><text:span text:style-name="T1">mtry</text:span></text:span>), pour optimiser la performance du modèle.</text:p>
        </text:list-item>
        <text:list-item>
          <text:p text:style-name="P4"><text:span text:style-name="Strong_20_Emphasis"><text:span text:style-name="T1">Validation Croisée</text:span></text:span> : Pour évaluer la performance du modèle de manière plus robuste, vous avez envisagé d'implémenter une validation croisée k-fold. Cela impliquait de diviser l'ensemble de données en <text:span text:style-name="Source_20_Text"><text:span text:style-name="T1">k</text:span></text:span> sous-ensembles, d'utiliser à chaque fois <text:span text:style-name="Source_20_Text"><text:span text:style-name="T1">k-1</text:span></text:span> sous-ensembles pour l'entraînement et le sous-ensemble restant pour le test, et de répéter le processus <text:span text:style-name="Source_20_Text"><text:span text:style-name="T1">k</text:span></text:span> fois.</text:p>
        </text:list-item>
        <text:list-item>
          <text:p text:style-name="P4"><text:span text:style-name="Strong_20_Emphasis"><text:span text:style-name="T1">Évaluation des Performances</text:span></text:span> : Vous avez mesuré la performance de votre modèle de forêt aléatoire en utilisant la précision (<text:span text:style-name="Source_20_Text"><text:span text:style-name="T1">accuracy</text:span></text:span>) et l'erreur quadratique moyenne (<text:span text:style-name="Source_20_Text"><text:span text:style-name="T1">EQM</text:span></text:span>) comme métriques. Cela vous a permis de comparer l'efficacité de la forêt aléatoire à d'autres modèles, comme le lasso.</text:p>
        </text:list-item>
        <text:list-item>
          <text:p text:style-name="P4"><text:span text:style-name="Strong_20_Emphasis"><text:span text:style-name="T1">Importance des Variables</text:span></text:span> : Vous avez exploré l'importance des variables dans le modèle de forêt aléatoire, ce qui a aidé à identifier les prédicteurs les plus significatifs pour la classification de <text:span text:style-name="Source_20_Text"><text:span text:style-name="T1">goodware</text:span></text:span> et <text:span text:style-name="Source_20_Text"><text:span text:style-name="T1">malware</text:span></text:span>.</text:p>
        </text:list-item>
        <text:list-item>
          <text:p text:style-name="P4"><text:span text:style-name="Strong_20_Emphasis"><text:span text:style-name="T1">Optimisation et Sélection du Modèle</text:span></text:span> : Sur la base des résultats obtenus, vous avez ajusté les hyperparamètres et comparé différents modèles pour sélectionner celui offrant les meilleures performances selon vos critères d'évaluatio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20:46:54.036000000</meta:creation-date>
    <dc:date>2024-04-09T20:55:34.896000000</dc:date>
    <meta:editing-duration>PT8M40S</meta:editing-duration>
    <meta:editing-cycles>1</meta:editing-cycles>
    <meta:document-statistic meta:table-count="0" meta:image-count="0" meta:object-count="0" meta:page-count="2" meta:paragraph-count="30" meta:word-count="640" meta:character-count="3998" meta:non-whitespace-character-count="3416"/>
    <meta:generator>LibreOffice/24.2.1.2$Windows_X86_64 LibreOffice_project/db4def46b0453cc22e2d0305797cf981b68ef5ac</meta:generator>
  </office:meta>
</office:document-meta>
</file>